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2">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3">
      <style:paragraph-properties fo:margin-top="0in" fo:margin-bottom="0in"/>
    </style:style>
    <style:style style:name="P55" style:family="paragraph" style:parent-style-name="Text_20_body" style:list-style-name="L4">
      <style:paragraph-properties fo:margin-top="0in" fo:margin-bottom="0in"/>
    </style:style>
    <style:style style:name="P56" style:family="paragraph" style:parent-style-name="Text_20_body" style:list-style-name="L5">
      <style:paragraph-properties fo:margin-top="0in" fo:margin-bottom="0in"/>
    </style:style>
    <style:style style:name="P57" style:family="paragraph" style:parent-style-name="Text_20_body" style:list-style-name="L6">
      <style:paragraph-properties fo:margin-top="0in" fo:margin-bottom="0in"/>
    </style:style>
    <style:style style:name="P58" style:family="paragraph" style:parent-style-name="Text_20_body" style:list-style-name="L7">
      <style:paragraph-properties fo:margin-top="0in" fo:margin-bottom="0in"/>
    </style:style>
    <style:style style:name="P59" style:family="paragraph" style:parent-style-name="Text_20_body" style:list-style-name="L8">
      <style:paragraph-properties fo:margin-top="0in" fo:margin-bottom="0in"/>
    </style:style>
    <style:style style:name="P60" style:family="paragraph" style:parent-style-name="Text_20_body" style:list-style-name="L9">
      <style:paragraph-properties fo:margin-top="0in" fo:margin-bottom="0in"/>
    </style:style>
    <style:style style:name="P61" style:family="paragraph" style:parent-style-name="Preformatted_20_Text">
    </style:style>
    <style:style style:name="P62" style:family="paragraph" style:parent-style-name="Preformatted_20_Text">
    </style:style>
  </office:automatic-styles>
  <office:body>
    <office:text>
      <text:h text:style-name="Heading_20_1" text:outline-level="1"><text:bookmark-start text:name="practicing-if-and-switch"/>Practicing if and switch<text:bookmark-end text:name="practicing-if-and-switch"/></text:h>
      <text:p text:style-name="First_20_paragraph">This lab serves multiple goals:</text:p>
      <text:list text:style-name="L1">
        <text:list-item>
          <text:p text:style-name="P1">To reinforce your understanding of <text:span text:style-name="Source_Text">if</text:span> statements,</text:p>
        </text:list-item>
        <text:list-item>
          <text:p text:style-name="P1">To help you practice <text:span text:style-name="Source_Text">switch</text:span> statements,</text:p>
        </text:list-item>
        <text:list-item>
          <text:p text:style-name="P1">To help you understand the instances in which <text:span text:style-name="Source_Text">switch</text:span> or <text:span text:style-name="Source_Text">if</text:span> should be used,</text:p>
        </text:list-item>
        <text:list-item>
          <text:p text:style-name="P1">(Optional) to help you understand the conditional operator, and</text:p>
        </text:list-item>
        <text:list-item>
          <text:p text:style-name="P1">(Optional) to introduce you to the <text:span text:style-name="Source_Text">ToUpper</text:span> method.</text:p>
        </text:list-item>
      </text:list>
      <text:h text:style-name="Heading_20_2" text:outline-level="2"><text:bookmark-start text:name="mastering-the-switch-statement"/>Mastering the <text:span text:style-name="Source_Text">switch</text:span> statement<text:bookmark-end text:name="mastering-the-switch-statement"/></text:h>
      <text:p text:style-name="First_20_paragraph">Consider the following code:</text:p>
      <text:p text:style-name="P2">// We ask the user to enter the day of the week:</text:p>
      <text:p text:style-name="P3">Console.WriteLine("Please enter the day of the week.");</text:p>
      <text:p text:style-name="P4">// Note that anything that is not spelled exactly as </text:p>
      <text:p text:style-name="P5">// in the switch statement will be treated as the </text:p>
      <text:p text:style-name="P6">// default case.</text:p>
      <text:p text:style-name="P7"/>
      <text:p text:style-name="P8">// We read from the user:</text:p>
      <text:p text:style-name="P9">string string_day = Console.ReadLine();</text:p>
      <text:p text:style-name="P10"/>
      <text:p text:style-name="P11">// Variable where the result of our computation will be stored:</text:p>
      <text:p text:style-name="P12">int num_day;</text:p>
      <text:p text:style-name="P13"/>
      <text:p text:style-name="P14">// Switch statement to map textual description of the day </text:p>
      <text:p text:style-name="P15">// (e.g., "Monday", "Tuesday", etc.) to a number </text:p>
      <text:p text:style-name="P16">// relative to chronological order (e.g., 1, 2, etc.)</text:p>
      <text:p text:style-name="P17">switch (string_day)</text:p>
      <text:p text:style-name="P18">{</text:p>
      <text:p text:style-name="P19"><text:s text:c="4"/>case ("Monday"):</text:p>
      <text:p text:style-name="P20"><text:s text:c="8"/>num_day = 1;</text:p>
      <text:p text:style-name="P21"><text:s text:c="8"/>break;</text:p>
      <text:p text:style-name="P22"><text:s text:c="4"/>case ("Tuesday"):</text:p>
      <text:p text:style-name="P23"><text:s text:c="8"/>num_day = 2;</text:p>
      <text:p text:style-name="P24"><text:s text:c="8"/>break;</text:p>
      <text:p text:style-name="P25"><text:s text:c="4"/>case ("Wednesday"):</text:p>
      <text:p text:style-name="P26"><text:s text:c="8"/>num_day = 3;</text:p>
      <text:p text:style-name="P27"><text:s text:c="8"/>break;</text:p>
      <text:p text:style-name="P28"><text:s text:c="4"/>case ("Thursday"):</text:p>
      <text:p text:style-name="P29"><text:s text:c="8"/>num_day = 4;</text:p>
      <text:p text:style-name="P30"><text:s text:c="8"/>break;</text:p>
      <text:p text:style-name="P31"><text:s text:c="4"/>case ("Friday"):</text:p>
      <text:p text:style-name="P32"><text:s text:c="8"/>num_day = 5;</text:p>
      <text:p text:style-name="P33"><text:s text:c="8"/>break;</text:p>
      <text:p text:style-name="P34"><text:s text:c="4"/>case ("Saturday"):</text:p>
      <text:p text:style-name="P35"><text:s text:c="8"/>num_day = 6;</text:p>
      <text:p text:style-name="P36"><text:s text:c="8"/>break;</text:p>
      <text:p text:style-name="P37"><text:s text:c="4"/>case ("Sunday"):</text:p>
      <text:p text:style-name="P38"><text:s text:c="8"/>num_day = 7;</text:p>
      <text:p text:style-name="P39"><text:s text:c="8"/>break;</text:p>
      <text:p text:style-name="P40"><text:s text:c="4"/>default:</text:p>
      <text:p text:style-name="P41"><text:s text:c="8"/>num_day = -1; // This is an error code.</text:p>
      <text:p text:style-name="P42"><text:s text:c="8"/>break;</text:p>
      <text:p text:style-name="P43">}</text:p>
      <text:p text:style-name="P44"/>
      <text:p text:style-name="P45">// We display the number corresponding to the day entered:</text:p>
      <text:p text:style-name="P46">Console.WriteLine("The number corresponding to " + string_day + " is " + num_day + ".");</text:p>
      <text:p text:style-name="First_20_paragraph">You can download it <text:a xlink:type="simple" xlink:href=".././code/projects/day_of_the_week.zip" office:name=""><text:span text:style-name="Definition">as a solution</text:span></text:a> (that also contains the solution to the problems asked below. Make sure you open <text:span text:style-name="Source_Text">day_of_the_week</text:span> and not <text:span text:style-name="Source_Text">day_of_the_week_solution</text:span> first).</text:p>
      <text:p text:style-name="Text_20_body">Now, do the following:</text:p>
      <text:list text:style-name="L2">
        <text:list-item>
          <text:p text:style-name="P47">Test the program with various values and make sure it behaves as expected.</text:p>
        </text:list-item>
        <text:list-item>
          <text:p text:style-name="P47">Comment out the <text:span text:style-name="Source_Text">default:</text:span> case along with the two lines below it and compile your program. Why is the compiler complaining?</text:p>
        </text:list-item>
        <text:list-item>
          <text:p text:style-name="P47">Restore the code to its original state.</text:p>
        </text:list-item>
        <text:list-item>
          <text:p text:style-name="P47">Change the code so that “monday” would make the value 1 get assigned to <text:span text:style-name="Source_Text">num_day</text:span>.</text:p>
        </text:list-item>
        <text:list-item>
          <text:p text:style-name="P47">Change the code so that <text:a xlink:type="simple" xlink:href="https://www.wikiwand.com/en/Names_of_the_days_of_the_week#Days_numbered_from_Sunday" office:name=""><text:span text:style-name="Definition">the days of the week start on Sunday</text:span></text:a> (i.e., “Sunday” causes the value 1 to get assigned to <text:span text:style-name="Source_Text">num_day</text:span>, “Monday” causes the value 2 to be assigned to <text:span text:style-name="Source_Text">num_day</text:span>, etc.)</text:p>
        </text:list-item>
        <text:list-item>
          <text:p text:style-name="P47">Finally, change the last message to tell the user if the code encountered an error; use an <text:span text:style-name="Source_Text">if</text:span> statement to display a different message if the user input did not match one of the literals in your <text:span text:style-name="Source_Text">switch</text:span> statement.</text:p>
        </text:list-item>
      </text:list>
      <text:p text:style-name="First_20_paragraph">Here is an example of execution, where the user input is u͟n͟d͟e͟r͟l͟i͟n͟e͟d͟, and hitting “enter” is represented by ↵:</text:p>
      <text:p text:style-name="P48">Please enter the day of the week.</text:p>
      <text:p text:style-name="P49">t͟u͟e͟s͟d͟a͟y͟↵</text:p>
      <text:p text:style-name="P50">The number corresponding to tuesday is 3.</text:p>
      <text:p text:style-name="First_20_paragraph">Here is a second example:</text:p>
      <text:p text:style-name="P51">Please enter the day of the week.</text:p>
      <text:p text:style-name="P52">M͟O͟N͟D͟A͟Y͟↵</text:p>
      <text:p text:style-name="P53">I am sorry, but MONDAY does not seem to be a valid day.</text:p>
      <text:p text:style-name="First_20_paragraph">You can find an example solution in <text:a xlink:type="simple" xlink:href=".././code/projects/day_of_the_week_solution.zip" office:name=""><text:span text:style-name="Definition">this solution</text:span></text:a> or in the archive that you downloaded previously.</text:p>
      <text:h text:style-name="Heading_20_2" text:outline-level="2"><text:bookmark-start text:name="practicing-if-and-switch-1"/>Practicing <text:span text:style-name="Source_Text">if</text:span> and <text:span text:style-name="Source_Text">switch</text:span><text:bookmark-end text:name="practicing-if-and-switch-1"/></text:h>
      <text:p text:style-name="First_20_paragraph">This exercise will ask you to write a rather abstract program that performs simple manipulations on a few variables. The main goal is to have you practice “transforming” <text:span text:style-name="Source_Text">if</text:span> statements into <text:span text:style-name="Source_Text">switch</text:span> statements and <text:span text:style-name="Source_Text">switch</text:span> statements into <text:span text:style-name="Source_Text">if</text:span> statements. This will help you memorize their syntax and help you choose the more convenient one to perform certain tasks.</text:p>
      <text:p text:style-name="Text_20_body">Create a new project and do the following in <text:span text:style-name="Source_Text">Main</text:span>.</text:p>
      <text:list text:style-name="L3">
        <text:list-item>
          <text:p text:style-name="P54">Declare and initialize the following variables:</text:p>
          <text:list text:style-name="L4">
            <text:list-item>
              <text:p text:style-name="P55">a <text:span text:style-name="Source_Text">string</text:span> variable named <text:span text:style-name="Source_Text">day</text:span></text:p>
            </text:list-item>
            <text:list-item>
              <text:p text:style-name="P55">an <text:span text:style-name="Source_Text">int</text:span> variable named <text:span text:style-name="Source_Text">myVar</text:span></text:p>
            </text:list-item>
            <text:list-item>
              <text:p text:style-name="P55">a <text:span text:style-name="Source_Text">char</text:span> variable named <text:span text:style-name="Source_Text">initial</text:span>, and</text:p>
            </text:list-item>
            <text:list-item>
              <text:p text:style-name="P55">a <text:span text:style-name="Source_Text">bool</text:span> variable named <text:span text:style-name="Source_Text">flag</text:span></text:p>
            </text:list-item>
          </text:list>
        </text:list-item>
        <text:list-item>
          <text:p text:style-name="P54">Set and change the value of these variables to make good tests as you progress through this problem.</text:p>
        </text:list-item>
        <text:list-item>
          <text:p text:style-name="P54">You can also display them on the screen to make sure that your statements behave as expected.</text:p>
        </text:list-item>
      </text:list>
      <text:h text:style-name="Heading_20_3" text:outline-level="3"><text:bookmark-start text:name="from-switch-to-if-else"/>From <text:span text:style-name="Source_Text">switch</text:span> to <text:span text:style-name="Source_Text">if-else</text:span><text:bookmark-end text:name="from-switch-to-if-else"/></text:h>
      <text:list text:style-name="L5">
        <text:list-item>
          <text:p text:style-name="P56">Write a <text:span text:style-name="Source_Text">switch</text:span> statement that sets <text:span text:style-name="Source_Text">flag</text:span> to <text:span text:style-name="Source_Text">true</text:span> if the value of <text:span text:style-name="Source_Text">day</text:span> is <text:span text:style-name="Source_Text">"Mon"</text:span>, <text:span text:style-name="Source_Text">"Tue"</text:span>, <text:span text:style-name="Source_Text">"Wed"</text:span>, <text:span text:style-name="Source_Text">"Thu"</text:span> or <text:span text:style-name="Source_Text">"Fri"</text:span>, and to <text:span text:style-name="Source_Text">false</text:span> otherwise.</text:p>
        </text:list-item>
        <text:list-item>
          <text:p text:style-name="P56">Rewrite the previous statement as an <text:span text:style-name="Source_Text">if-else</text:span> statement.</text:p>
        </text:list-item>
      </text:list>
      <text:h text:style-name="Heading_20_3" text:outline-level="3"><text:bookmark-start text:name="from-if-else-to-switch"/>From <text:span text:style-name="Source_Text">if-else</text:span> to <text:span text:style-name="Source_Text">switch</text:span><text:bookmark-end text:name="from-if-else-to-switch"/></text:h>
      <text:list text:style-name="L6">
        <text:list-item>
          <text:p text:style-name="P57">Write an <text:span text:style-name="Source_Text">if-else</text:span> statement that doubles the value of <text:span text:style-name="Source_Text">myVar</text:span> if <text:span text:style-name="Source_Text">myVar</text:span> is: <text:span text:style-name="Source_Text">3</text:span>, <text:span text:style-name="Source_Text">5</text:span>, or <text:span text:style-name="Source_Text">7</text:span>.</text:p>
        </text:list-item>
        <text:list-item>
          <text:p text:style-name="P57">Can you rewrite the previous statement as a <text:span text:style-name="Source_Text">switch</text:span> statement? If so, do it. If not, explain why not.</text:p>
        </text:list-item>
      </text:list>
      <text:h text:style-name="Heading_20_3" text:outline-level="3"><text:bookmark-start text:name="deciding-between-condition-types"/>Deciding Between Condition Types<text:bookmark-end text:name="deciding-between-condition-types"/></text:h>
      <text:list text:style-name="L7">
        <text:list-item>
          <text:p text:style-name="P58">Write a statement that doubles the value of <text:span text:style-name="Source_Text">myVar</text:span> and sets <text:span text:style-name="Source_Text">initial</text:span> to <text:span text:style-name="Source_Text">'M'</text:span> if <text:span text:style-name="Source_Text">day</text:span> is equal to <text:span text:style-name="Source_Text">"Sat"</text:span>. What is the appropriate kind of statement to do this?</text:p>
        </text:list-item>
        <text:list-item>
          <text:p text:style-name="P58">Write a statement that displays “Hello” on the screen if the value of <text:span text:style-name="Source_Text">initial</text:span> is <text:span text:style-name="Source_Text">'E'</text:span> or <text:span text:style-name="Source_Text">'e'</text:span>, “Bonjour” if the value of <text:span text:style-name="Source_Text">initial</text:span> is <text:span text:style-name="Source_Text">'F'</text:span> or <text:span text:style-name="Source_Text">'f'</text:span>, and “Guten Tag” if the value of <text:span text:style-name="Source_Text">initial</text:span> is <text:span text:style-name="Source_Text">'D'</text:span> or <text:span text:style-name="Source_Text">'d'</text:span>. What is the appropriate kind of statement to do this?</text:p>
        </text:list-item>
      </text:list>
      <text:p text:style-name="First_20_paragraph">Note that you can solve those problems with either an <text:span text:style-name="Source_Text">if</text:span> statement or a <text:span text:style-name="Source_Text">switch</text:span> statement.</text:p>
      <text:h text:style-name="Heading_20_3" text:outline-level="3"><text:bookmark-start text:name="complex-conditions"/>Complex Conditions<text:bookmark-end text:name="complex-conditions"/></text:h>
      <text:list text:style-name="L8">
        <text:list-item>
          <text:p text:style-name="P59">Write a statement that doubles the value of <text:span text:style-name="Source_Text">myVar</text:span> if <text:span text:style-name="Source_Text">day</text:span> is <text:span text:style-name="Source_Text">"Sun"</text:span>, triples the value of <text:span text:style-name="Source_Text">myVar</text:span> if <text:span text:style-name="Source_Text">day</text:span> is not <text:span text:style-name="Source_Text">"Sun"</text:span> but <text:span text:style-name="Source_Text">initial</text:span> is <text:span text:style-name="Source_Text">'a'</text:span>, or sets <text:span text:style-name="Source_Text">myVar</text:span> to <text:span text:style-name="Source_Text">0</text:span> if neither of the other conditions is satisfied.</text:p>
        </text:list-item>
        <text:list-item>
          <text:p text:style-name="P59">Write a statement that sets <text:span text:style-name="Source_Text">myVar</text:span> to <text:span text:style-name="Source_Text">0</text:span> if <text:span text:style-name="Source_Text">initial</text:span> is an upper-case letter or to <text:span text:style-name="Source_Text">1</text:span> otherwise. You will need to understand how to use the <text:span text:style-name="Source_Text">IsUpper</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only solve those problems with <text:span text:style-name="Source_Text">if</text:span> statements.</text:p>
      <text:h text:style-name="Heading_20_2" text:outline-level="2"><text:bookmark-start text:name="pushing-further-optional"/>Pushing Further (Optional)<text:bookmark-end text:name="pushing-further-optional"/></text:h>
      <text:h text:style-name="Heading_20_3" text:outline-level="3"><text:bookmark-start text:name="conditional-operator"/>Conditional Operator<text:bookmark-end text:name="conditional-operator"/></text:h>
      <text:p text:style-name="First_20_paragraph">A <text:span text:style-name="T1">conditional operator</text:span> can be used to replace <text:span text:style-name="Source_Text">if-else</text:span> statements in particular cases (i.e., assignment, call, increment, decrement, and new object expressions). Its structure is:</text:p>
      <text:p text:style-name="Text_20_body"><text:span text:style-name="Source_Text">condition ? first_expression : second_expression;</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60">Write a statement that sets <text:span text:style-name="Source_Text">myVar</text:span> to <text:span text:style-name="Source_Text">0</text:span> if <text:span text:style-name="Source_Text">initial</text:span> is an upper-case letter, and to <text:span text:style-name="Source_Text">1</text:span> otherwise. You already wrote an <text:span text:style-name="Source_Text">if</text:span> statement that accomplishes this in the previous exercise, so you just need to rewrite it using the conditional operator.</text:p>
        </text:list-item>
        <text:list-item>
          <text:p text:style-name="P60">Write a statement that sets <text:span text:style-name="Source_Text">initial</text:span> to <text:span text:style-name="Source_Text">'B'</text:span> if <text:span text:style-name="Source_Text">myVar</text:span> is greater than 500 and to <text:span text:style-name="Source_Text">'S'</text:span> if <text:span text:style-name="Source_Text">myVar</text:span> is less than or equal to 500.</text:p>
        </text:list-item>
        <text:list-item>
          <text:p text:style-name="P60">Write a statement that doubles the value of <text:span text:style-name="Source_Text">myVar</text:span> if <text:span text:style-name="Source_Text">day</text:span> is <text:span text:style-name="Source_Text">"Sat"</text:span> or <text:span text:style-name="Source_Text">"Sun"</text:span> and adds 1 to the value of <text:span text:style-name="Source_Text">myVar</text:span> otherwise.</text:p>
        </text:list-item>
      </text:list>
      <text:h text:style-name="Heading_20_3" text:outline-level="3"><text:bookmark-start text:name="toupper-method"/><text:span text:style-name="Source_Text">ToUpper()</text:span> Method<text:bookmark-end text:name="toupper-method"/></text:h>
      <text:p text:style-name="First_20_paragraph">C## contains a method called <text:span text:style-name="Source_Text">ToUpper()</text:span> in the <text:span text:style-name="Source_Text">string</text:span> class. You can read <text:a xlink:type="simple" xlink:href="https://learn.microsoft.com/en-us/dotnet/api/system.string.toupper?view=net-6.0" office:name=""><text:span text:style-name="Definition">its documentation</text:span></text:a>, but the simplest way to understand is probably to see an example first. The statement</text:p>
      <text:p text:style-name="P61">Console.WriteLine("Hello, world!".ToUpper());</text:p>
      <text:p text:style-name="First_20_paragraph">will display</text:p>
      <text:p text:style-name="P62">HELLO, WORLD!</text:p>
      <text:p text:style-name="First_20_paragraph">Can you use this method to make your <text:span text:style-name="Source_Text">switch</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9Z</meta:creation-date>
    <dc:date>2024-08-15T18:01:49Z</dc:date>
  </office:meta>
</office:document-meta>
</file>